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92f18" style:letter-kerning="false" style:font-size-asian="20pt" style:font-size-complex="20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1545d" style:letter-kerning="false" style:font-size-asian="20pt" style:font-size-complex="20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68733" style:letter-kerning="false" style:font-size-asian="20pt" style:font-size-complex="20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6c427" style:letter-kerning="false" style:font-size-asian="20pt" style:font-size-complex="20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613b9" style:letter-kerning="false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68733" style:letter-kerning="fals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6c427" style:letter-kerning="false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809b2" style:letter-kerning="false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1545d" style:letter-kerning="false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68733" style:letter-kerning="false" style:font-size-asian="20pt" style:font-weight-asian="bold" style:font-size-complex="20pt" style:font-weight-complex="bold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6c427" style:letter-kerning="false" style:font-size-asian="20pt" style:font-weight-asian="bold" style:font-size-complex="20pt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809b2" style:letter-kerning="false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8bd74" style:letter-kerning="false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68733" style:letter-kerning="false" style:font-size-asian="20pt" style:font-size-complex="20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b9075" style:letter-kerning="false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be35a" style:letter-kerning="false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092f18" style:letter-kerning="false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68733" style:letter-kerning="false" style:font-size-asian="20pt" style:font-size-complex="20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b9075" style:letter-kerning="false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be35a" style:letter-kerning="false" style:font-size-asian="20pt" style:font-weight-asian="normal" style:font-size-complex="20pt" style:font-weight-complex="normal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68733" style:letter-kerning="false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margin-left="0in" fo:margin-right="0in" fo:line-height="90%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8bd74" style:letter-kerning="false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be35a" style:letter-kerning="false" style:font-size-asian="20pt" style:font-size-complex="20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92f18" style:letter-kerning="false" style:font-size-asian="20pt" style:font-size-complex="20pt"/>
    </style:style>
    <style:style style:name="P26" style:family="paragraph" style:parent-style-name="Standard">
      <style:paragraph-properties fo:margin-left="0in" fo:margin-right="0in" fo:margin-top="0in" fo:margin-bottom="0in" style:contextual-spacing="true" fo:line-height="90%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809b2" style:letter-kerning="false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true" fo:line-height="90%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8bd74" style:letter-kerning="false" style:font-size-asian="20pt" style:font-weight-asian="normal" style:font-size-complex="20pt" style:font-weight-complex="normal"/>
    </style:style>
    <style:style style:name="T1" style:family="text">
      <style:text-properties officeooo:rsid="0012e3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13b9" style:font-weight-asian="bold" style:font-weight-complex="bold"/>
    </style:style>
    <style:style style:name="T4" style:family="text">
      <style:text-properties fo:font-weight="bold" officeooo:rsid="00168733" style:font-weight-asian="bold" style:font-weight-complex="bold"/>
    </style:style>
    <style:style style:name="T5" style:family="text">
      <style:text-properties fo:font-weight="bold" officeooo:rsid="001809b2" style:font-weight-asian="bold" style:font-weight-complex="bold"/>
    </style:style>
    <style:style style:name="T6" style:family="text">
      <style:text-properties fo:font-weight="bold" officeooo:rsid="0018bd74" style:font-weight-asian="bold" style:font-weight-complex="bold"/>
    </style:style>
    <style:style style:name="T7" style:family="text">
      <style:text-properties officeooo:rsid="001613b9"/>
    </style:style>
    <style:style style:name="T8" style:family="text">
      <style:text-properties officeooo:rsid="00168733"/>
    </style:style>
    <style:style style:name="T9" style:family="text">
      <style:text-properties style:font-weight-asian="bold" style:font-weight-complex="bold"/>
    </style:style>
    <style:style style:name="T10" style:family="text">
      <style:text-properties officeooo:rsid="00168733" style:font-weight-asian="bold" style:font-weight-complex="bold"/>
    </style:style>
    <style:style style:name="T11" style:family="text">
      <style:text-properties officeooo:rsid="0016c427"/>
    </style:style>
    <style:style style:name="T12" style:family="text">
      <style:text-properties officeooo:rsid="001809b2"/>
    </style:style>
    <style:style style:name="T13" style:family="text">
      <style:text-properties officeooo:rsid="0018bd74"/>
    </style:style>
    <style:style style:name="T14" style:family="text">
      <style:text-properties officeooo:rsid="001a20fb"/>
    </style:style>
    <style:style style:name="T15" style:family="text">
      <style:text-properties officeooo:rsid="001b9075"/>
    </style:style>
    <style:style style:name="T16" style:family="text">
      <style:text-properties officeooo:rsid="001be35a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1be35a" style:font-weight-asian="normal" style:font-weight-complex="normal"/>
    </style:style>
    <style:style style:name="T19" style:family="text">
      <style:text-properties officeooo:rsid="001d67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## <text:span text:style-name="T7">Melsthayi</text:span> varisai <text:span text:style-name="T19">##</text:span></text:p>
      <text:p text:style-name="P2"/>
      <text:p text:style-name="P2"/>
      <text:p text:style-name="P2"/>
      <text:p text:style-name="P2"/>
      <text:p text:style-name="P2"/>
      <text:p text:style-name="P10">Melsthayi varisai 1 - 1st speed </text:p>
      <text:p text:style-name="P6"><text:s text:c="4"/><text:span text:style-name="T7">S R G M | P D | N </text:span><text:span text:style-name="T3">Ṡ</text:span><text:span text:style-name="T7"> ||</text:span></text:p>
      <text:p text:style-name="P6"><text:s text:c="4"/><text:span text:style-name="T2">Ṡ</text:span> , , , <text:span text:style-name="T7">| </text:span><text:span text:style-name="T3">Ṡ</text:span><text:span text:style-name="T7"> , | , , ||</text:span></text:p>
      <text:p text:style-name="P6"><text:s text:c="4"/><text:span text:style-name="T7">D N </text:span><text:span text:style-name="T3">Ṡ</text:span><text:span text:style-name="T7"> </text:span><text:span text:style-name="T4">Ṙ</text:span><text:span text:style-name="T7"> | </text:span><text:span text:style-name="T3">Ṡ</text:span><text:span text:style-name="T7"> N | D P ||</text:span></text:p>
      <text:p text:style-name="P6"><text:s text:c="4"/><text:span text:style-name="T2">Ṡ</text:span> <text:span text:style-name="T7">N D P | M G | R S ||</text:span></text:p>
      <text:p text:style-name="P3"/>
      <text:p text:style-name="P10">Melsthayi varisai 1 - 2nd speed </text:p>
      <text:p text:style-name="P7"><text:s text:c="4"/><text:span text:style-name="T7">SR GM PD N</text:span><text:span text:style-name="T3">Ṡ</text:span><text:span text:style-name="T7"> |</text:span> <text:span text:style-name="T2">Ṡ</text:span>, ,, <text:span text:style-name="T7">| </text:span><text:span text:style-name="T3">Ṡ</text:span><text:span text:style-name="T7">, ,, ||</text:span></text:p>
      <text:p text:style-name="P7"><text:s text:c="4"/><text:span text:style-name="T7">DN </text:span><text:span text:style-name="T3">Ṡ</text:span><text:span text:style-name="T4">Ṙ</text:span><text:span text:style-name="T7"> </text:span><text:span text:style-name="T3">Ṡ</text:span><text:span text:style-name="T7">N DP |</text:span> <text:span text:style-name="T2">Ṡ</text:span><text:span text:style-name="T7">N DP | MG RS ||</text:span></text:p>
      <text:p text:style-name="P4"/>
      <text:p text:style-name="P2"/>
      <text:p text:style-name="P10">Melsthayi varisai 1 - 3rd speed </text:p>
      <text:p text:style-name="P7"><text:s text:c="4"/><text:span text:style-name="T7">SRGM <text:s/>PDN</text:span><text:span text:style-name="T3">Ṡ</text:span><text:span text:style-name="T7"> <text:s/></text:span><text:span text:style-name="T2">Ṡ</text:span>,,, <text:span text:style-name="T7"><text:s/></text:span><text:span text:style-name="T3">Ṡ</text:span><text:span text:style-name="T7">,,, |</text:span> <text:span text:style-name="T7">DN</text:span><text:span text:style-name="T3">Ṡ</text:span><text:span text:style-name="T4">Ṙ</text:span><text:span text:style-name="T7"> <text:s/></text:span><text:span text:style-name="T3">Ṡ</text:span><text:span text:style-name="T7">NDP |</text:span> <text:span text:style-name="T2">Ṡ</text:span><text:span text:style-name="T7">NDP <text:s/>MGRS ||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/>
      <text:p text:style-name="P7"/>
      <text:p text:style-name="P15"><text:span text:style-name="T9">Melsthayi varisai </text:span><text:span text:style-name="T10">2</text:span><text:span text:style-name="T9"> - 1st speed </text:span></text:p>
      <text:p text:style-name="P8"><text:s text:c="4"/>S R G M | P D | N <text:span text:style-name="T3">Ṡ</text:span> ||</text:p>
      <text:p text:style-name="P8"><text:s text:c="4"/><text:span text:style-name="T3">Ṡ</text:span> , , , | <text:span text:style-name="T3">Ṡ</text:span> , | , , ||</text:p>
      <text:p text:style-name="P8"><text:s text:c="4"/>D N <text:span text:style-name="T3">Ṡ</text:span> <text:span text:style-name="T4">Ṙ</text:span> | <text:span text:style-name="T3">Ṡ</text:span> <text:span text:style-name="T3">Ṡ</text:span> | <text:span text:style-name="T4">Ṙ</text:span> <text:span text:style-name="T3">Ṡ</text:span> ||</text:p>
      <text:p text:style-name="P8"><text:s text:c="4"/><text:span text:style-name="T3">Ṡ</text:span> <text:span text:style-name="T4">Ṙ</text:span> <text:span text:style-name="T3">Ṡ</text:span> N | D P | M P ||</text:p>
      <text:p text:style-name="P8"><text:s text:c="4"/>D N <text:span text:style-name="T3">Ṡ</text:span> <text:span text:style-name="T4">Ṙ</text:span> | <text:span text:style-name="T3">Ṡ</text:span> N | D P ||</text:p>
      <text:p text:style-name="P8"><text:s text:c="4"/><text:span text:style-name="T3">Ṡ</text:span> N D P | M G | R S ||</text:p>
      <text:p text:style-name="P7"/>
      <text:p text:style-name="P15"><text:span text:style-name="T9">Melsthayi varisai </text:span><text:span text:style-name="T10">2</text:span><text:span text:style-name="T9"> - 2nd speed </text:span></text:p>
      <text:p text:style-name="P8"><text:s text:c="4"/>SR GM PD N<text:span text:style-name="T3">Ṡ</text:span> | <text:span text:style-name="T3">Ṡ</text:span>, ,, | <text:span text:style-name="T3">Ṡ</text:span>, ,, ||</text:p>
      <text:p text:style-name="P8"><text:s text:c="4"/>DN <text:span text:style-name="T3">Ṡ</text:span><text:span text:style-name="T4">Ṙ</text:span> <text:span text:style-name="T3">ṠṠ</text:span> <text:span text:style-name="T4">Ṙ</text:span><text:span text:style-name="T3">Ṡ</text:span> | <text:span text:style-name="T3">Ṡ</text:span><text:span text:style-name="T4">Ṙ</text:span> <text:span text:style-name="T3">Ṡ</text:span>N | DP MP ||</text:p>
      <text:p text:style-name="P8"><text:s text:c="4"/>DN <text:span text:style-name="T3">Ṡ</text:span><text:span text:style-name="T4">Ṙ</text:span> <text:span text:style-name="T3">Ṡ</text:span>N DP | <text:span text:style-name="T3">Ṡ</text:span>N DP | MG RS ||</text:p>
      <text:p text:style-name="P8"/>
      <text:p text:style-name="P5"/>
      <text:p text:style-name="P11">Melsthayi varisai <text:span text:style-name="T8">2</text:span> - 3rd speed </text:p>
      <text:p text:style-name="P8"><text:s text:c="4"/>SRGM <text:s/>PDN<text:span text:style-name="T3">Ṡ</text:span> <text:s/><text:span text:style-name="T3">Ṡ</text:span>,,, <text:s/><text:span text:style-name="T3">Ṡ</text:span>,,, | DN<text:span text:style-name="T3">Ṡ</text:span><text:span text:style-name="T4">Ṙ</text:span><text:span text:style-name="T8"> </text:span><text:s/><text:span text:style-name="T3">ṠṠ</text:span><text:span text:style-name="T4">Ṙ</text:span><text:span text:style-name="T3">Ṡ</text:span> | <text:span text:style-name="T3">Ṡ</text:span><text:span text:style-name="T4">Ṙ</text:span><text:span text:style-name="T3">Ṡ</text:span>N <text:s/>DPMP ||</text:p>
      <text:p text:style-name="P8"><text:s text:c="4"/>DN<text:span text:style-name="T3">Ṡ</text:span><text:span text:style-name="T4">Ṙ</text:span> <text:s/><text:span text:style-name="T3">Ṡ</text:span>NDP <text:s/><text:span text:style-name="T3">Ṡ</text:span>NDP <text:s/>MGRS | SRGM <text:s/>PDN<text:span text:style-name="T3">Ṡ</text:span> | <text:span text:style-name="T3">Ṡ</text:span>,,, <text:s/><text:span text:style-name="T3">Ṡ</text:span>,,, ||</text:p>
      <text:p text:style-name="P8"><text:s text:c="4"/>DN<text:span text:style-name="T3">Ṡ</text:span><text:span text:style-name="T4">Ṙ</text:span> <text:s/><text:span text:style-name="T3">ṠṠ</text:span><text:span text:style-name="T4">Ṙ</text:span><text:span text:style-name="T3">Ṡ</text:span> <text:s/><text:span text:style-name="T3">Ṡ</text:span><text:span text:style-name="T4">Ṙ</text:span><text:span text:style-name="T3">Ṡ</text:span>N <text:s/>DPMP | DN<text:span text:style-name="T3">Ṡ</text:span><text:span text:style-name="T4">Ṙ</text:span> <text:s/><text:span text:style-name="T3">Ṡ</text:span>NDP | <text:span text:style-name="T3">Ṡ</text:span>NDP <text:s/>MGRS ||</text:p>
      <text:p text:style-name="P5"/>
      <text:p text:style-name="P4"/>
      <text:p text:style-name="P2"/>
      <text:p text:style-name="P7"><text:soft-page-break/></text:p>
      <text:p text:style-name="P7"/>
      <text:p text:style-name="P12">Melsthayi varisai <text:span text:style-name="T11">3</text:span> - 1st speed </text:p>
      <text:p text:style-name="P9"><text:s text:c="4"/>S R G M | P D | N <text:span text:style-name="T3">Ṡ</text:span> ||</text:p>
      <text:p text:style-name="P9"><text:s text:c="4"/><text:span text:style-name="T3">Ṡ</text:span> , , , | <text:span text:style-name="T3">Ṡ</text:span> , | , , ||</text:p>
      <text:p text:style-name="P9"><text:s text:c="4"/>D N <text:span text:style-name="T3">Ṡ</text:span> <text:span text:style-name="T4">Ṙ</text:span> | <text:span text:style-name="T5">Ġ</text:span> <text:span text:style-name="T4">Ṙ</text:span> | <text:span text:style-name="T3">Ṡ</text:span> <text:span text:style-name="T4">Ṙ</text:span> ||</text:p>
      <text:p text:style-name="P9"><text:s text:c="4"/><text:span text:style-name="T3">Ṡ</text:span> <text:span text:style-name="T4">Ṙ</text:span> <text:span text:style-name="T3">Ṡ</text:span> N | D P | M P ||</text:p>
      <text:p text:style-name="P9"><text:s text:c="4"/>D N <text:span text:style-name="T3">Ṡ</text:span> <text:span text:style-name="T4">Ṙ</text:span> | <text:span text:style-name="T3">Ṡ</text:span> <text:span text:style-name="T3">Ṡ</text:span> | <text:span text:style-name="T4">Ṙ</text:span> <text:span text:style-name="T3">Ṡ</text:span> ||</text:p>
      <text:p text:style-name="P9"><text:s text:c="4"/><text:span text:style-name="T3">Ṡ</text:span> <text:span text:style-name="T4">Ṙ</text:span> <text:span text:style-name="T3">Ṡ</text:span> N | D P | M P ||</text:p>
      <text:p text:style-name="P9"><text:s text:c="4"/>D N <text:span text:style-name="T3">Ṡ</text:span> <text:span text:style-name="T4">Ṙ</text:span> | <text:span text:style-name="T3">Ṡ</text:span> N | D P ||</text:p>
      <text:p text:style-name="P9"><text:s text:c="4"/><text:span text:style-name="T3">Ṡ</text:span> N D P | M G | R S ||</text:p>
      <text:p text:style-name="P8"/>
      <text:p text:style-name="P16">Melsthayi varisai <text:span text:style-name="T11">3</text:span> - <text:span text:style-name="T15">2nd</text:span> speed </text:p>
      <text:p text:style-name="P20"><text:s text:c="4"/>SR GM PD N<text:span text:style-name="T3">Ṡ</text:span> | <text:span text:style-name="T3">Ṡ</text:span>, ,, | <text:span text:style-name="T3">Ṡ</text:span>, ,, ||</text:p>
      <text:p text:style-name="P20"><text:s text:c="4"/>DN <text:span text:style-name="T3">Ṡ</text:span><text:span text:style-name="T4">Ṙ</text:span> <text:span text:style-name="T5">Ġ</text:span><text:span text:style-name="T4">Ṙ</text:span> <text:span text:style-name="T3">Ṡ</text:span><text:span text:style-name="T4">Ṙ</text:span> | <text:span text:style-name="T3">Ṡ</text:span><text:span text:style-name="T4">Ṙ</text:span> <text:span text:style-name="T3">Ṡ</text:span>N | DP MP ||</text:p>
      <text:p text:style-name="P20"><text:s text:c="4"/>DN <text:span text:style-name="T3">Ṡ</text:span><text:span text:style-name="T4">Ṙ</text:span> <text:span text:style-name="T3">ṠṠ</text:span> <text:span text:style-name="T4">Ṙ</text:span><text:span text:style-name="T3">Ṡ</text:span> | <text:span text:style-name="T3">Ṡ</text:span><text:span text:style-name="T4">Ṙ</text:span> <text:span text:style-name="T3">Ṡ</text:span>N | DP MP ||</text:p>
      <text:p text:style-name="P20"><text:s text:c="4"/>DN <text:span text:style-name="T3">Ṡ</text:span><text:span text:style-name="T4">Ṙ</text:span> <text:span text:style-name="T3">Ṡ</text:span>N DP | <text:span text:style-name="T3">Ṡ</text:span>N DP | MG RS ||</text:p>
      <text:p text:style-name="P20"/>
      <text:p text:style-name="P16">Melsthayi varisai <text:span text:style-name="T11">3</text:span> - <text:span text:style-name="T15">3rd</text:span> speed </text:p>
      <text:p text:style-name="P20"><text:s text:c="4"/>SRGM <text:s/>PDN<text:span text:style-name="T3">Ṡ</text:span> <text:s/><text:span text:style-name="T3">Ṡ</text:span>,,, <text:s/><text:span text:style-name="T3">Ṡ</text:span>,,, | DN<text:span text:style-name="T3">Ṡ</text:span><text:span text:style-name="T4">Ṙ</text:span><text:span text:style-name="T8"> </text:span><text:s/><text:span text:style-name="T5">Ġ</text:span><text:span text:style-name="T4">Ṙ</text:span><text:span text:style-name="T3">Ṡ</text:span><text:span text:style-name="T4">Ṙ</text:span> | <text:span text:style-name="T3">Ṡ</text:span><text:span text:style-name="T4">Ṙ</text:span><text:span text:style-name="T3">Ṡ</text:span>N <text:s/>DPMP ||</text:p>
      <text:p text:style-name="P20"><text:s text:c="4"/>DN<text:span text:style-name="T3">Ṡ</text:span><text:span text:style-name="T4">Ṙ</text:span><text:span text:style-name="T8"> </text:span><text:s/><text:span text:style-name="T3">ṠṠ</text:span><text:span text:style-name="T4">Ṙ</text:span><text:span text:style-name="T3">Ṡ</text:span> <text:s/><text:span text:style-name="T3">Ṡ</text:span><text:span text:style-name="T4">Ṙ</text:span><text:span text:style-name="T3">Ṡ</text:span>N <text:s/>DPMP | DN<text:span text:style-name="T3">Ṡ</text:span><text:span text:style-name="T4">Ṙ</text:span> <text:s/><text:span text:style-name="T3">Ṡ</text:span>NDP | <text:span text:style-name="T3">Ṡ</text:span>NDP <text:s/>MGRS ||</text:p>
      <text:p text:style-name="P20"/>
      <text:p text:style-name="P20"/>
      <text:p text:style-name="P20"/>
      <text:p text:style-name="P13"><text:soft-page-break/>Melsthayi varisai <text:span text:style-name="T12">4</text:span> - 1st speed </text:p>
      <text:p text:style-name="P26"><text:s text:c="4"/>S R G M | P D | N <text:span text:style-name="T3">Ṡ</text:span> ||</text:p>
      <text:p text:style-name="P26"><text:s text:c="4"/><text:span text:style-name="T3">Ṡ</text:span> , , , | <text:span text:style-name="T3">Ṡ</text:span> , | , , ||</text:p>
      <text:p text:style-name="P26"><text:s text:c="4"/>D N <text:span text:style-name="T3">Ṡ</text:span> <text:span text:style-name="T4">Ṙ</text:span> | <text:span text:style-name="T5">Ġ</text:span> <text:span text:style-name="T6">Ṁ</text:span> | <text:span text:style-name="T5">Ġ</text:span> <text:span text:style-name="T4">Ṙ</text:span> ||</text:p>
      <text:p text:style-name="P26"><text:s text:c="4"/><text:span text:style-name="T3">Ṡ</text:span> <text:span text:style-name="T4">Ṙ</text:span> <text:span text:style-name="T3">Ṡ</text:span> N | D P | M P ||</text:p>
      <text:p text:style-name="P26"><text:s text:c="4"/>D N <text:span text:style-name="T3">Ṡ</text:span> <text:span text:style-name="T4">Ṙ</text:span> | <text:span text:style-name="T5">Ġ</text:span> <text:span text:style-name="T4">Ṙ</text:span> | <text:span text:style-name="T3">Ṡ</text:span> <text:span text:style-name="T4">Ṙ</text:span> ||</text:p>
      <text:p text:style-name="P26"><text:s text:c="4"/><text:span text:style-name="T3">Ṡ</text:span> <text:span text:style-name="T4">Ṙ</text:span> <text:span text:style-name="T3">Ṡ</text:span> N | D P | M P ||</text:p>
      <text:p text:style-name="P26"><text:s text:c="4"/>D N <text:span text:style-name="T3">Ṡ</text:span> <text:span text:style-name="T4">Ṙ</text:span> | <text:span text:style-name="T3">Ṡ</text:span> <text:span text:style-name="T3">Ṡ</text:span> | <text:span text:style-name="T4">Ṙ</text:span> <text:span text:style-name="T3">Ṡ</text:span> ||</text:p>
      <text:p text:style-name="P27"><text:s text:c="4"/><text:span text:style-name="T3">Ṡ</text:span> <text:span text:style-name="T4">Ṙ</text:span> <text:span text:style-name="T3">Ṡ</text:span> N | D P | M P ||</text:p>
      <text:p text:style-name="P27"><text:s text:c="4"/>D N <text:span text:style-name="T3">Ṡ</text:span> <text:span text:style-name="T4">Ṙ</text:span> | <text:span text:style-name="T3">Ṡ</text:span> N | D P ||</text:p>
      <text:p text:style-name="P26"><text:s text:c="4"/><text:span text:style-name="T3">Ṡ</text:span> N D P | M G | R S |<text:span text:style-name="T14">|</text:span></text:p>
      <text:p text:style-name="P9"/>
      <text:p text:style-name="P16">Melsthayi varisai <text:span text:style-name="T12">4</text:span> - <text:span text:style-name="T15">2nd</text:span> speed </text:p>
      <text:p text:style-name="P20"><text:s text:c="4"/>SR GM PD N<text:span text:style-name="T3">Ṡ</text:span> | <text:span text:style-name="T3">Ṡ</text:span>, ,, | <text:span text:style-name="T3">Ṡ</text:span>, ,, ||</text:p>
      <text:p text:style-name="P20"><text:s text:c="4"/>DN <text:span text:style-name="T3">Ṡ</text:span><text:span text:style-name="T4">Ṙ</text:span> <text:span text:style-name="T5">Ġ</text:span><text:span text:style-name="T6">Ṁ</text:span> <text:span text:style-name="T5">Ġ</text:span><text:span text:style-name="T4">Ṙ</text:span> | <text:span text:style-name="T3">Ṡ</text:span><text:span text:style-name="T4">Ṙ</text:span> <text:span text:style-name="T3">Ṡ</text:span>N | DP MP ||</text:p>
      <text:p text:style-name="P20"><text:s text:c="4"/>DN <text:span text:style-name="T3">Ṡ</text:span><text:span text:style-name="T4">Ṙ</text:span> <text:span text:style-name="T5">Ġ</text:span><text:span text:style-name="T4">Ṙ</text:span> <text:span text:style-name="T3">Ṡ</text:span><text:span text:style-name="T4">Ṙ</text:span> | <text:span text:style-name="T3">Ṡ</text:span><text:span text:style-name="T4">Ṙ</text:span> <text:span text:style-name="T3">Ṡ</text:span>N | DP MP ||</text:p>
      <text:p text:style-name="P20"><text:s text:c="4"/>DN <text:span text:style-name="T3">Ṡ</text:span><text:span text:style-name="T4">Ṙ</text:span> <text:span text:style-name="T3">ṠṠ</text:span> <text:span text:style-name="T4">Ṙ</text:span><text:span text:style-name="T3">Ṡ</text:span> | <text:span text:style-name="T3">Ṡ</text:span><text:span text:style-name="T4">Ṙ</text:span> <text:span text:style-name="T3">Ṡ</text:span>N | DP MP ||</text:p>
      <text:p text:style-name="P20"><text:s text:c="4"/>DN <text:span text:style-name="T3">Ṡ</text:span><text:span text:style-name="T4">Ṙ</text:span> <text:span text:style-name="T3">Ṡ</text:span>N DP | <text:span text:style-name="T3">Ṡ</text:span>N DP | MG RS |<text:span text:style-name="T14">|</text:span></text:p>
      <text:p text:style-name="P20"/>
      <text:p text:style-name="P16">Melsthayi varisai <text:span text:style-name="T12">4</text:span> - <text:span text:style-name="T15">3rd</text:span> speed </text:p>
      <text:p text:style-name="P20"><text:s text:c="4"/>SRGM <text:s/>PDN<text:span text:style-name="T3">Ṡ</text:span> <text:s/><text:span text:style-name="T3">Ṡ</text:span>,,, <text:s/><text:span text:style-name="T3">Ṡ</text:span>,,, | DN<text:span text:style-name="T3">Ṡ</text:span><text:span text:style-name="T4">Ṙ</text:span> <text:s/><text:span text:style-name="T5">Ġ</text:span><text:span text:style-name="T6">Ṁ</text:span><text:span text:style-name="T5">Ġ</text:span><text:span text:style-name="T4">Ṙ</text:span> <text:span text:style-name="T15">|</text:span> <text:span text:style-name="T3">Ṡ</text:span><text:span text:style-name="T4">Ṙ</text:span><text:span text:style-name="T3">Ṡ</text:span>N <text:s/>DPMP ||</text:p>
      <text:p text:style-name="P20"><text:s text:c="4"/>DN<text:span text:style-name="T3">Ṡ</text:span><text:span text:style-name="T4">Ṙ</text:span> <text:s/><text:span text:style-name="T5">Ġ</text:span><text:span text:style-name="T4">Ṙ</text:span><text:span text:style-name="T3">Ṡ</text:span><text:span text:style-name="T4">Ṙ</text:span> <text:s/><text:span text:style-name="T3">Ṡ</text:span><text:span text:style-name="T4">Ṙ</text:span><text:span text:style-name="T3">Ṡ</text:span>N <text:s/>DPMP | DN<text:span text:style-name="T3">Ṡ</text:span><text:span text:style-name="T4">Ṙ</text:span> <text:s/><text:span text:style-name="T3">ṠṠ</text:span><text:span text:style-name="T4">Ṙ</text:span><text:span text:style-name="T3">Ṡ</text:span> | <text:span text:style-name="T3">Ṡ</text:span><text:span text:style-name="T4">Ṙ</text:span><text:span text:style-name="T3">Ṡ</text:span>N <text:s/>DPMP ||</text:p>
      <text:p text:style-name="P20"><text:s text:c="4"/>DN<text:span text:style-name="T3">Ṡ</text:span><text:span text:style-name="T4">Ṙ</text:span> <text:s/><text:span text:style-name="T3">Ṡ</text:span>NDP <text:s/><text:span text:style-name="T3">Ṡ</text:span>NDP <text:s/>MGRS | SRGM <text:s/>PDN<text:span text:style-name="T3">Ṡ</text:span> | <text:span text:style-name="T3">Ṡ</text:span>,,, <text:s/><text:span text:style-name="T3">Ṡ</text:span>,,, ||</text:p>
      <text:p text:style-name="P20"><text:s text:c="4"/>DN<text:span text:style-name="T3">Ṡ</text:span><text:span text:style-name="T4">Ṙ</text:span> <text:s/><text:span text:style-name="T5">Ġ</text:span><text:span text:style-name="T6">Ṁ</text:span><text:span text:style-name="T5">Ġ</text:span><text:span text:style-name="T4">Ṙ</text:span> <text:s/><text:span text:style-name="T3">Ṡ</text:span><text:span text:style-name="T4">Ṙ</text:span><text:span text:style-name="T3">Ṡ</text:span>N <text:s/>DPMP | DN<text:span text:style-name="T3">Ṡ</text:span><text:span text:style-name="T4">Ṙ</text:span> <text:s/><text:span text:style-name="T5">Ġ</text:span><text:span text:style-name="T4">Ṙ</text:span><text:span text:style-name="T3">Ṡ</text:span><text:span text:style-name="T4">Ṙ</text:span> | <text:span text:style-name="T3">Ṡ</text:span><text:span text:style-name="T4">Ṙ</text:span><text:span text:style-name="T3">Ṡ</text:span>N <text:s/>DPMP ||</text:p>
      <text:p text:style-name="P20"><text:s text:c="4"/>DN<text:span text:style-name="T3">Ṡ</text:span><text:span text:style-name="T4">Ṙ</text:span> <text:s/><text:span text:style-name="T3">ṠṠ</text:span><text:span text:style-name="T4">Ṙ</text:span><text:span text:style-name="T3">Ṡ</text:span> <text:s/><text:span text:style-name="T3">Ṡ</text:span><text:span text:style-name="T4">Ṙ</text:span><text:span text:style-name="T3">Ṡ</text:span>N <text:s/>DPMP | DN<text:span text:style-name="T3">Ṡ</text:span><text:span text:style-name="T4">Ṙ</text:span> <text:s/><text:span text:style-name="T3">Ṡ</text:span>NDP | <text:span text:style-name="T3">Ṡ</text:span>NDP <text:s/>MGRS |<text:span text:style-name="T14">|</text:span></text:p>
      <text:p text:style-name="P14"><text:soft-page-break/>Melsthayi varisai <text:span text:style-name="T13">5</text:span> - 1st speed </text:p>
      <text:p text:style-name="P23"><text:s text:c="4"/>S R G M | P D | N <text:span text:style-name="T3">Ṡ</text:span> ||</text:p>
      <text:p text:style-name="P23"><text:s text:c="4"/><text:span text:style-name="T3">Ṡ</text:span> , , , | <text:span text:style-name="T3">Ṡ</text:span> , | , , ||</text:p>
      <text:p text:style-name="P23"><text:s text:c="4"/>D N <text:span text:style-name="T3">Ṡ</text:span> <text:span text:style-name="T4">Ṙ</text:span> | <text:span text:style-name="T5">Ġ</text:span> <text:span text:style-name="T6">Ṁ</text:span> | <text:span text:style-name="T6">Ṗ</text:span> <text:span text:style-name="T6">Ṁ</text:span> ||</text:p>
      <text:p text:style-name="P23"><text:s text:c="4"/><text:span text:style-name="T5">Ġ</text:span> <text:span text:style-name="T4">Ṙ</text:span> <text:span text:style-name="T3">Ṡ</text:span> N | D P | M P ||</text:p>
      <text:p text:style-name="P23"><text:s text:c="4"/>D N <text:span text:style-name="T3">Ṡ</text:span> <text:span text:style-name="T4">Ṙ</text:span> | <text:span text:style-name="T5">Ġ</text:span> <text:span text:style-name="T6">Ṁ</text:span> | <text:span text:style-name="T5">Ġ</text:span> <text:span text:style-name="T4">Ṙ</text:span><text:span text:style-name="T8"> </text:span>||</text:p>
      <text:p text:style-name="P23"><text:s text:c="4"/><text:span text:style-name="T3">Ṡ</text:span> <text:span text:style-name="T4">Ṙ</text:span> <text:span text:style-name="T3">Ṡ</text:span> N | D P | M P ||</text:p>
      <text:p text:style-name="P23"><text:s text:c="4"/>D N <text:span text:style-name="T3">Ṡ</text:span> <text:span text:style-name="T4">Ṙ</text:span> | <text:span text:style-name="T5">Ġ</text:span> <text:span text:style-name="T4">Ṙ</text:span> | <text:span text:style-name="T3">Ṡ</text:span> <text:span text:style-name="T4">Ṙ</text:span><text:span text:style-name="T8"> </text:span>||</text:p>
      <text:p text:style-name="P23"><text:s text:c="4"/><text:span text:style-name="T3">Ṡ</text:span> <text:span text:style-name="T4">Ṙ</text:span> <text:span text:style-name="T3">Ṡ</text:span> N | D P | M P ||</text:p>
      <text:p text:style-name="P23"><text:s text:c="4"/>D N <text:span text:style-name="T3">Ṡ</text:span> <text:span text:style-name="T4">Ṙ</text:span> | <text:span text:style-name="T3">Ṡ</text:span> <text:span text:style-name="T3">Ṡ</text:span> | <text:span text:style-name="T4">Ṙ</text:span> <text:span text:style-name="T3">Ṡ</text:span> ||</text:p>
      <text:p text:style-name="P23"><text:s text:c="4"/><text:span text:style-name="T3">Ṡ</text:span> <text:span text:style-name="T4">Ṙ</text:span> <text:span text:style-name="T3">Ṡ</text:span> N | D P | M P ||</text:p>
      <text:p text:style-name="P23"><text:s text:c="4"/>D N <text:span text:style-name="T3">Ṡ</text:span> <text:span text:style-name="T4">Ṙ</text:span> | <text:span text:style-name="T3">Ṡ</text:span> N | D P ||</text:p>
      <text:p text:style-name="P23"><text:s text:c="4"/><text:span text:style-name="T3">Ṡ</text:span> N D P | M G | R S ||</text:p>
      <text:p text:style-name="P21"/>
      <text:p text:style-name="P17">Melsthayi varisai <text:span text:style-name="T13">5</text:span> - <text:span text:style-name="T16">2nd</text:span> speed </text:p>
      <text:p text:style-name="P21"><text:s text:c="4"/>SR GM PD N<text:span text:style-name="T3">Ṡ</text:span> | <text:span text:style-name="T3">Ṡ</text:span>, ,, | <text:span text:style-name="T3">Ṡ</text:span>, ,, ||</text:p>
      <text:p text:style-name="P21"><text:s text:c="4"/>DN <text:span text:style-name="T3">Ṡ</text:span><text:span text:style-name="T4">Ṙ</text:span> <text:span text:style-name="T5">Ġ</text:span><text:span text:style-name="T6">Ṁ</text:span> <text:span text:style-name="T6">ṖṀ</text:span> | <text:span text:style-name="T5">Ġ</text:span><text:span text:style-name="T4">Ṙ</text:span> <text:span text:style-name="T3">Ṡ</text:span>N | DP MP ||</text:p>
      <text:p text:style-name="P21"><text:s text:c="4"/>DN <text:span text:style-name="T3">Ṡ</text:span><text:span text:style-name="T4">Ṙ</text:span> <text:span text:style-name="T5">Ġ</text:span><text:span text:style-name="T6">Ṁ</text:span> <text:span text:style-name="T5">Ġ</text:span><text:span text:style-name="T4">Ṙ</text:span><text:span text:style-name="T8"> </text:span>| <text:span text:style-name="T3">Ṡ</text:span><text:span text:style-name="T4">Ṙ</text:span> <text:span text:style-name="T3">Ṡ</text:span>N | DP MP ||</text:p>
      <text:p text:style-name="P21"><text:s text:c="4"/>DN <text:span text:style-name="T3">Ṡ</text:span><text:span text:style-name="T4">Ṙ</text:span> <text:span text:style-name="T5">Ġ</text:span><text:span text:style-name="T4">Ṙ</text:span> <text:span text:style-name="T3">Ṡ</text:span><text:span text:style-name="T4">Ṙ</text:span><text:span text:style-name="T8"> </text:span>| <text:span text:style-name="T3">Ṡ</text:span><text:span text:style-name="T4">Ṙ</text:span> <text:span text:style-name="T3">Ṡ</text:span>N | DP MP ||</text:p>
      <text:p text:style-name="P21"><text:s text:c="4"/>DN <text:span text:style-name="T3">Ṡ</text:span><text:span text:style-name="T4">Ṙ</text:span> <text:span text:style-name="T3">ṠṠ</text:span> <text:span text:style-name="T4">Ṙ</text:span><text:span text:style-name="T3">Ṡ</text:span> | <text:span text:style-name="T3">Ṡ</text:span><text:span text:style-name="T4">Ṙ</text:span> <text:span text:style-name="T3">Ṡ</text:span>N | DP MP ||</text:p>
      <text:p text:style-name="P21"><text:s text:c="4"/>DN <text:span text:style-name="T3">Ṡ</text:span><text:span text:style-name="T4">Ṙ</text:span> <text:span text:style-name="T3">Ṡ</text:span>N DP | <text:span text:style-name="T3">Ṡ</text:span>N DP | MG RS ||</text:p>
      <text:p text:style-name="P24"/>
      <text:p text:style-name="P17">Melsthayi varisai <text:span text:style-name="T13">5</text:span> - <text:span text:style-name="T16">3rd</text:span> speed </text:p>
      <text:p text:style-name="P21"><text:s text:c="4"/>SRGM <text:s/>PDN<text:span text:style-name="T3">Ṡ</text:span> <text:s/><text:span text:style-name="T3">Ṡ</text:span>,,, <text:s/><text:span text:style-name="T3">Ṡ</text:span>,,, | DN<text:span text:style-name="T3">Ṡ</text:span><text:span text:style-name="T4">Ṙ</text:span> <text:s/><text:span text:style-name="T5">Ġ</text:span><text:span text:style-name="T6">ṀṖṀ</text:span> <text:span text:style-name="T16">|</text:span> <text:span text:style-name="T5">Ġ</text:span><text:span text:style-name="T4">Ṙ</text:span><text:span text:style-name="T3">Ṡ</text:span>N <text:s/>DPMP ||</text:p>
      <text:p text:style-name="P21"><text:s text:c="4"/>DN<text:span text:style-name="T3">Ṡ</text:span><text:span text:style-name="T4">Ṙ</text:span> <text:s/><text:span text:style-name="T5">Ġ</text:span><text:span text:style-name="T6">Ṁ</text:span><text:span text:style-name="T5">Ġ</text:span><text:span text:style-name="T4">Ṙ</text:span><text:span text:style-name="T8"> </text:span><text:s/><text:span text:style-name="T3">Ṡ</text:span><text:span text:style-name="T4">Ṙ</text:span><text:span text:style-name="T3">Ṡ</text:span>N <text:s/>DPMP | DN<text:span text:style-name="T3">Ṡ</text:span><text:span text:style-name="T4">Ṙ</text:span> <text:s/><text:span text:style-name="T5">Ġ</text:span><text:span text:style-name="T4">Ṙ</text:span><text:span text:style-name="T3">Ṡ</text:span><text:span text:style-name="T4">Ṙ</text:span><text:span text:style-name="T8"> </text:span><text:span text:style-name="T16">|</text:span> <text:span text:style-name="T3">Ṡ</text:span><text:span text:style-name="T4">Ṙ</text:span><text:span text:style-name="T3">Ṡ</text:span>N <text:s/>DPMP ||</text:p>
      <text:p text:style-name="P24"><text:span text:style-name="T17"><text:s text:c="4"/>DN</text:span><text:span text:style-name="T3">Ṡ</text:span><text:span text:style-name="T4">Ṙ</text:span><text:span text:style-name="T17"> <text:s/></text:span><text:span text:style-name="T3">ṠṠ</text:span><text:span text:style-name="T4">Ṙ</text:span><text:span text:style-name="T3">Ṡ</text:span><text:span text:style-name="T17"> <text:s/></text:span><text:span text:style-name="T3">Ṡ</text:span><text:span text:style-name="T4">Ṙ</text:span><text:span text:style-name="T3">Ṡ</text:span><text:span text:style-name="T17">N <text:s/>DPMP | DN</text:span><text:span text:style-name="T3">Ṡ</text:span><text:span text:style-name="T4">Ṙ</text:span><text:span text:style-name="T17"> <text:s/></text:span><text:span text:style-name="T3">Ṡ</text:span><text:span text:style-name="T17">NDP </text:span><text:span text:style-name="T18">|</text:span><text:span text:style-name="T17"> </text:span><text:span text:style-name="T3">Ṡ</text:span><text:span text:style-name="T17">NDP <text:s/>MGRS ||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MT1" style:family="text">
      <style:text-properties officeooo:rsid="0012e304"/>
    </style:style>
    <style:page-layout style:name="Mpm1">
      <style:page-layout-properties fo:page-width="11in" fo:page-height="8.5in" style:num-format="1" style:print-orientation="landscape" fo:margin-top="0.25in" fo:margin-bottom="0.25in" fo:margin-left="0.5598in" fo:margin-right="0.5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Melsthayi Varisai </text:span>Page <text:s/><text:page-number text:select-page="current">5</text:page-number><text:s/>/ <text:page-count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3:09:11.956667807</meta:creation-date>
    <dc:date>2021-03-15T20:29:54.163000000</dc:date>
    <meta:editing-duration>PT19H19M24S</meta:editing-duration>
    <meta:editing-cycles>12</meta:editing-cycles>
    <meta:generator>LibreOffice/7.1.0.3$Windows_X86_64 LibreOffice_project/f6099ecf3d29644b5008cc8f48f42f4a40986e4c</meta:generator>
    <dc:creator>Ajit N</dc:creator>
    <meta:document-statistic meta:table-count="0" meta:image-count="0" meta:object-count="0" meta:page-count="5" meta:paragraph-count="91" meta:word-count="914" meta:character-count="3022" meta:non-whitespace-character-count="1817"/>
  </office:meta>
</office:document-meta>
</file>